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ef880" officeooo:paragraph-rsid="000ef88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mandos e Orientações Git e GitHub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1T11:25:42.226084505</meta:creation-date>
    <dc:date>2022-11-21T11:26:13.718845036</dc:date>
    <meta:editing-duration>PT32S</meta:editing-duration>
    <meta:editing-cycles>1</meta:editing-cycles>
    <meta:document-statistic meta:table-count="0" meta:image-count="0" meta:object-count="0" meta:page-count="1" meta:paragraph-count="1" meta:word-count="6" meta:character-count="35" meta:non-whitespace-character-count="30"/>
    <meta:generator>LibreOffice/7.3.7.2$Linux_X86_64 LibreOffice_project/30$Build-2</meta:generator>
  </office:meta>
</office:document-meta>
</file>